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2" style:master-page-name="Standard">
      <style:paragraph-properties fo:line-height="120%" style:page-number="auto"/>
      <style:text-properties fo:language="nl" fo:country="BE"/>
    </style:style>
    <style:style style:name="P2" style:family="paragraph" style:parent-style-name="Standard">
      <style:paragraph-properties fo:line-height="120%"/>
    </style:style>
    <style:style style:name="P3" style:family="paragraph" style:parent-style-name="Standard">
      <style:text-properties fo:language="nl" fo:country="BE"/>
    </style:style>
    <style:style style:name="P4" style:family="paragraph" style:parent-style-name="Standard">
      <style:paragraph-properties fo:line-height="120%"/>
      <style:text-properties fo:language="nl" fo:country="BE"/>
    </style:style>
    <style:style style:name="T1" style:family="text">
      <style:text-properties fo:language="nl" fo:country="B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Abstract</text:h>
      <text:p text:style-name="P4"/>
      <text:p text:style-name="P2"><text:span text:style-name="T1">Het </text:span>departement Elektrotechniek (ESAT) van de KULeuven voert samen met de RVO-society het project “IR13: ingenieurs van 13 jaar” uit. Het doel van dit project is om jongeren kennis te laten maken met typische ingenieursvaardigheden. Zo maken de leerlingen een schakeling met logische modules, waarmee dan een omgebouwde legotrein wordt aangestuurd. Het doel van deze masterproef is om een programma te ontwerpen waarin de leerlingen de schakeling kunnen maken en simuleren.</text:p>
      <text:p text:style-name="P2"/>
      <text:p text:style-name="P2"><text:span text:style-name="T1">De simulator is ontworpen in de programmeertaal Java en met behulp van XML. Tevens maakt het programma gebruik van 2 externe bibliotheken. Een eerste bibliotheek is Piccolo, die zorgt voor de grafische voorstelling van de schakelingen. Een tweede bibliotheek is Xstream, die de gegevens uit XML-bestanden inleest. Het systeem werd stap voor stap opgebouwd, waarbij alle tussenresultaten een werkend geheel vormen.</text:span></text:p>
      <text:p text:style-name="P4"/>
      <text:p text:style-name="P2"><text:span text:style-name="T1">Het eindproduct is een simulator van het IR13-systeem met een gebruiksvriendelijke grafische interface. De grafische interactie bij de simulatie is zo dicht mogelijk bij de realiteit gehouden zodat ze duidelijk is voor de gebruiker. Bovendien worden enkele veelgemaakte fouten automatisch gedetecteerd en gesignaleerd. Verder kunnen aanpassingen aan de modules eenvoudig doorgevoerd worden in de XML-bestande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uter</meta:initial-creator>
    <meta:creation-date>2008-04-29T11:04:00</meta:creation-date>
    <dc:creator>mitch</dc:creator>
    <dc:date>2008-05-15T15:05:00</dc:date>
    <meta:editing-cycles>26</meta:editing-cycles>
    <meta:editing-duration>PT6H10M</meta:editing-duration>
    <meta:document-statistic meta:table-count="0" meta:image-count="0" meta:object-count="0" meta:page-count="1" meta:paragraph-count="4" meta:word-count="188" meta:character-count="1304" meta:non-whitespace-character-count="1120"/>
    <meta:generator>LibreOffice/5.3.3.2$Linux_X86_64 LibreOffice_project/30m0$Build-2</meta:generator>
  </office:meta>
</office:document-meta>
</file>